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9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  <style:text-properties fo:color="#000000" fo:font-family="'Liberation Sans'" style:font-family-generic="swiss" style:font-pitch="variable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font-family="'Liberation Mono'" style:font-family-generic="modern" style:font-pitch="fixed" fo:font-size="14pt" style:font-size-asian="14pt" style:font-size-complex="14pt"/>
    </style:style>
    <style:style style:name="P4" style:family="paragraph">
      <style:text-properties fo:font-family="'Liberation Mono'" style:font-family-generic="modern" style:font-pitch="fixed"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style:font-size-asian="14pt" style:font-size-complex="14pt"/>
    </style:style>
    <style:style style:name="T3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477cm" svg:height="15.203cm" svg:x="0.575cm" svg:y="0.92cm">
          <draw:text-box>
            <text:p text:style-name="P1"><text:span text:style-name="T1">PROGRAM ...</text:span></text:p>
            <text:p text:style-name="P1"><text:span text:style-name="T1">-------------------------------</text:span></text:p>
            <text:p text:style-name="P1"><text:span text:style-name="T1">-------------------------------</text:span></text:p>
            <text:p text:style-name="P1"><text:span text:style-name="T1"><text:s text:c="3"/></text:span><text:span text:style-name="T1">PRINT -----------------</text:span></text:p>
            <text:p text:style-name="P1"><text:span text:style-name="T1"><text:s text:c="3"/></text:span><text:span text:style-name="T1">--------------------------</text:span></text:p>
            <text:p text:style-name="P1"><text:span text:style-name="T1"><text:s text:c="3"/></text:span><text:span text:style-name="T1">--------------------------</text:span></text:p>
            <text:p text:style-name="P1"><text:span text:style-name="T1"><text:s text:c="3"/></text:span><text:span text:style-name="T1">--------------------------</text:span></text:p>
            <text:p text:style-name="P1"><text:span text:style-name="T1">-------------------------------</text:span></text:p>
            <text:p text:style-name="P1"><text:span text:style-name="T1">-------------------------------</text:span></text:p>
            <text:p text:style-name="P1"><text:span text:style-name="T1">-------------------------------</text:span></text:p>
            <text:p text:style-name="P1"><text:span text:style-name="T1"><text:s text:c="3"/></text:span><text:span text:style-name="T1">SEND ----------------</text:span></text:p>
            <text:p text:style-name="P1"><text:span text:style-name="T1"><text:s text:c="3"/></text:span><text:span text:style-name="T1">-------------------------</text:span></text:p>
            <text:p text:style-name="P1"><text:span text:style-name="T1"><text:s text:c="3"/></text:span><text:span text:style-name="T1">-------------------------</text:span></text:p>
            <text:p text:style-name="P1"><text:span text:style-name="T1"><text:s text:c="3"/></text:span><text:span text:style-name="T1">-------------------------</text:span></text:p>
            <text:p text:style-name="P1"><text:span text:style-name="T1">-------------------------------</text:span></text:p>
            <text:p text:style-name="P1"><text:span text:style-name="T1">-------------------------------</text:span></text:p>
            <text:p text:style-name="P1"><text:span text:style-name="T1">-------------------------------</text:span></text:p>
            <text:p text:style-name="P1"><text:span text:style-name="T1"><text:s text:c="3"/></text:span><text:span text:style-name="T1">ERASE --------------</text:span></text:p>
            <text:p text:style-name="P1"><text:span text:style-name="T1"><text:s text:c="3"/></text:span><text:span text:style-name="T1">-------------------------</text:span></text:p>
            <text:p text:style-name="P1"><text:span text:style-name="T1"><text:s text:c="3"/></text:span><text:span text:style-name="T1">-------------------------</text:span></text:p>
            <text:p text:style-name="P1"><text:span text:style-name="T1"><text:s text:c="3"/></text:span><text:span text:style-name="T1">-------------------------</text:span></text:p>
          </draw:text-box>
        </draw:frame>
        <draw:g>
          <draw:frame draw:style-name="gr2" draw:layer="layout" svg:width="1.734cm" svg:height="0.963cm" svg:x="9.777cm" svg:y="6.27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2.883cm" svg:y="4.661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1.502cm" svg:y="5.293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2.25cm" svg:y="7.019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2.768cm" svg:y="5.868cm">
            <draw:text-box>
              <text:p text:style-name="P2"><text:span text:style-name="T2">data</text:span></text:p>
            </draw:text-box>
          </draw:frame>
          <draw:frame draw:style-name="gr2" draw:text-style-name="P4" draw:layer="layout" svg:width="1.734cm" svg:height="0.963cm" svg:x="11.273cm" svg:y="6.328cm">
            <draw:text-box>
              <text:p text:style-name="P3"><text:span text:style-name="T3">data</text:span></text:p>
            </draw:text-box>
          </draw:frame>
          <draw:frame draw:style-name="gr2" draw:layer="layout" svg:width="1.734cm" svg:height="0.963cm" svg:x="10.697cm" svg:y="8.111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4.321cm" svg:y="6.616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4.551cm" svg:y="5.523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3.285cm" svg:y="8.054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2.078cm" svg:y="8.917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0.697cm" svg:y="7.191cm">
            <draw:text-box>
              <text:p text:style-name="P2"><text:span text:style-name="T2">data</text:span></text:p>
            </draw:text-box>
          </draw:frame>
          <draw:frame draw:style-name="gr2" draw:layer="layout" svg:width="1.734cm" svg:height="0.963cm" svg:x="14.666cm" svg:y="7.537cm">
            <draw:text-box>
              <text:p text:style-name="P2"><text:span text:style-name="T2">data</text:span></text:p>
            </draw:text-box>
          </draw:frame>
        </draw:g>
        <draw:line draw:style-name="gr3" draw:text-style-name="P5" draw:layer="layout" svg:x1="9.087cm" svg:y1="3.681cm" svg:x2="9.087cm" svg:y2="11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2cm" fo:page-height="1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5T05:45:25</meta:creation-date>
    <dc:date>2020-03-30T18:10:25.53</dc:date>
    <dc:language>en-US</dc:language>
    <meta:editing-cycles>3</meta:editing-cycles>
    <meta:editing-duration>PT10M42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